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" style:family="table">
      <style:table-properties style:width="17.475cm" fo:margin-left="-0.208cm" table:align="left" style:writing-mode="lr-tb"/>
    </style:style>
    <style:style style:name="Tabela3.A" style:family="table-column">
      <style:table-column-properties style:column-width="17.47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7.478cm" fo:margin-left="-0.208cm" table:align="left" style:writing-mode="lr-tb"/>
    </style:style>
    <style:style style:name="Tabela4.A" style:family="table-column">
      <style:table-column-properties style:column-width="12.943cm"/>
    </style:style>
    <style:style style:name="Tabela4.B" style:family="table-column">
      <style:table-column-properties style:column-width="4.53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officeooo:paragraph-rsid="000fa177" style:font-size-asian="11pt" style:font-name-complex="Arial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paragraph-rsid="000fa177" style:font-size-asian="11pt" style:font-name-complex="Arial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0fa177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0070c0" style:font-name="Arial" fo:language="pt" fo:country="BR" fo:font-weight="bold" officeooo:paragraph-rsid="000fa177" style:language-asian="pt" style:country-asian="BR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officeooo:paragraph-rsid="000fa177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0fa177" style:font-size-asian="10pt" style:font-weight-asian="bold" style:font-name-complex="Calibri"/>
    </style:style>
    <style:style style:name="P7" style:family="paragraph" style:parent-style-name="Standard">
      <style:text-properties style:font-name="Calibri" fo:font-size="10pt" fo:font-weight="bold" officeooo:paragraph-rsid="000fa177" style:font-size-asian="10pt" style:font-weight-asian="bold" style:font-name-complex="Calibri"/>
    </style:style>
    <style:style style:name="P8" style:family="paragraph" style:parent-style-name="Standard">
      <style:paragraph-properties style:snap-to-layout-grid="false"/>
      <style:text-properties style:font-name="Calibri" fo:font-weight="bold" officeooo:paragraph-rsid="000fa177" style:font-weight-asian="bold" style:font-name-complex="Calibri"/>
    </style:style>
    <style:style style:name="P9" style:family="paragraph" style:parent-style-name="Standard">
      <style:text-properties style:font-name="Calibri" fo:font-weight="bold" officeooo:paragraph-rsid="000fa177" style:font-weight-asian="bold" style:font-name-complex="Calibri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0fa177" style:font-size-asian="11pt" style:font-weight-asian="bold" style:font-name-complex="Calibri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paragraph-rsid="000fa177" style:font-size-asian="11pt" style:font-name-complex="Calibri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e36c0a" style:font-name="Calibri" fo:font-style="italic" fo:font-weight="bold" officeooo:rsid="000fa177" officeooo:paragraph-rsid="000fa177" style:font-style-asian="italic" style:font-weight-asian="bold" style:font-name-complex="Calibri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fa177"/>
    </style:style>
    <style:style style:name="P14" style:family="paragraph" style:parent-style-name="Standard">
      <style:text-properties officeooo:paragraph-rsid="000fa177"/>
    </style:style>
    <style:style style:name="T1" style:family="text">
      <style:text-properties fo:color="#0070c0" style:font-name="Arial" fo:font-weight="bold" style:font-weight-asian="bold" style:font-name-complex="Arial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style:font-name="Calibri" fo:font-size="11pt" style:font-size-asian="11pt" style:font-name-complex="Calibri" style:font-size-complex="11pt"/>
    </style:style>
    <style:style style:name="T4" style:family="text">
      <style:text-properties fo:color="#e36c0a" style:font-name="Calibri" fo:font-style="italic" style:font-style-asian="italic" style:font-name-complex="Calibri"/>
    </style:style>
    <style:style style:name="T5" style:family="text">
      <style:text-properties fo:color="#e36c0a" style:font-name="Calibri" fo:font-style="italic" fo:font-weight="bold" officeooo:rsid="000fa177" style:font-style-asian="italic" style:font-weight-asian="bold" style:font-name-complex="Calibri"/>
    </style:style>
    <style:style style:name="T6" style:family="text">
      <style:text-properties fo:color="#ff0000" style:font-name="Calibri" fo:font-size="11pt" style:font-size-asian="11pt" style:font-name-complex="Calibri" style:font-size-complex="11pt"/>
    </style:style>
    <style:style style:name="T7" style:family="text">
      <style:text-properties fo:color="#ff0000" style:font-name="Calibri" fo:font-size="11pt" fo:font-weight="bold" style:font-size-asian="11pt" style:font-weight-asian="bold" style:font-name-complex="Calibri" style:font-size-complex="11pt"/>
    </style:style>
    <style:style style:name="T8" style:family="text">
      <style:text-properties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"><text:span text:style-name="T1">Ficha de identificação de TCC/INF/UEM <text:s/>2015</text:span></text:p>
          </table:table-cell>
        </table:table-row>
        <table:table-row table:style-name="Tabela3.1">
          <table:table-cell table:style-name="Tabela3.A1" office:value-type="string">
            <text:p text:style-name="P7">Titulo Do Trabalho De Graduação</text:p>
            <text:p text:style-name="P6"/>
            <text:p text:style-name="P12">Estudo de como metodologias ágeis atendem boas práticas de gerenciamento de projetos</text:p>
          </table:table-cell>
        </table:table-row>
        <table:table-row table:style-name="Tabela3.1">
          <table:table-cell table:style-name="Tabela3.A1" office:value-type="string">
            <text:p text:style-name="P8"/>
            <text:p text:style-name="P14"><text:span text:style-name="T2">Nome do aluno: </text:span><text:span text:style-name="T5">Bruno Fernandes</text:span></text:p>
            <text:p text:style-name="P14"><text:span text:style-name="T2">e-mail: </text:span><text:span text:style-name="T5">bruno.fernandes@msn.com</text:span></text:p>
            <text:p text:style-name="P14"><text:span text:style-name="T2">celular: </text:span><text:span text:style-name="T5">(44) 9803-6416</text:span></text:p>
            <text:p text:style-name="P9"/>
          </table:table-cell>
        </table:table-row>
        <table:table-row table:style-name="Tabela3.1">
          <table:table-cell table:style-name="Tabela3.A1" office:value-type="string">
            <text:p text:style-name="P8"/>
            <text:p text:style-name="P14"><text:span text:style-name="T2">Área de Concentração: </text:span><text:span text:style-name="T5">Engenharia de Software</text:span></text:p>
          </table:table-cell>
        </table:table-row>
        <table:table-row table:style-name="Tabela3.1">
          <table:table-cell table:style-name="Tabela3.A1" office:value-type="string">
            <text:p text:style-name="P8"/>
            <text:p text:style-name="P14"><text:span text:style-name="T2">Nome do Orientador: </text:span><text:span text:style-name="T5">Donizete Bruzarosco</text:span></text:p>
            <text:p text:style-name="P14"><text:span text:style-name="T2">e-mail: </text:span><text:span text:style-name="T5">dcbruzar@din.uem.br</text:span></text:p>
            <text:p text:style-name="P9"/>
          </table:table-cell>
        </table:table-row>
      </table:table>
      <text:p text:style-name="P13"/>
      <text:p text:style-name="P3">Cronograma de Entregas da Disciplina (informativo): </text:p>
      <text:p text:style-name="P2"><text:tab/><text:tab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Atividades</text:p>
          </table:table-cell>
          <table:table-cell table:style-name="Tabela4.B1" office:value-type="string">
            <text:p text:style-name="P10">Data Entrega</text:p>
          </table:table-cell>
        </table:table-row>
        <table:table-row table:style-name="Tabela4.1">
          <table:table-cell table:style-name="Tabela4.A1" office:value-type="string">
            <text:p text:style-name="P11">Entrega deste formulário preenchido e assinado pelo aluno</text:p>
            <text:p text:style-name="P11">(entregar na secretaria para colocar no escaninho Donizete )</text:p>
          </table:table-cell>
          <table:table-cell table:style-name="Tabela4.B1" office:value-type="string">
            <text:p text:style-name="P5"><text:span text:style-name="T6">02/04/2015</text:span></text:p>
          </table:table-cell>
        </table:table-row>
        <table:table-row table:style-name="Tabela4.1">
          <table:table-cell table:style-name="Tabela4.A1" office:value-type="string">
            <text:p text:style-name="P13"><text:span text:style-name="T3">Entrega do Resumo da Proposta </text:span><text:span text:style-name="T7">(DOC2 modelo já disponível)</text:span></text:p>
          </table:table-cell>
          <table:table-cell table:style-name="Tabela4.B1" office:value-type="string">
            <text:p text:style-name="P5"><text:span text:style-name="T6">17/04/2015</text:span></text:p>
          </table:table-cell>
        </table:table-row>
        <table:table-row table:style-name="Tabela4.1">
          <table:table-cell table:style-name="Tabela4.A1" office:value-type="string">
            <text:p text:style-name="P11">Entrega da Proposta de TCC <text:s/>(1º. Bim)</text:p>
          </table:table-cell>
          <table:table-cell table:style-name="Tabela4.B1" office:value-type="string">
            <text:p text:style-name="P5"><text:span text:style-name="T3">22/05/2015</text:span></text:p>
          </table:table-cell>
        </table:table-row>
        <table:table-row table:style-name="Tabela4.1">
          <table:table-cell table:style-name="Tabela4.A1" office:value-type="string">
            <text:p text:style-name="P11">Entrega do 1º. Relatório Técnico (2º bim.)</text:p>
          </table:table-cell>
          <table:table-cell table:style-name="Tabela4.B1" office:value-type="string">
            <text:p text:style-name="P5"><text:span text:style-name="T3">03/07/2015</text:span></text:p>
          </table:table-cell>
        </table:table-row>
        <table:table-row table:style-name="Tabela4.1">
          <table:table-cell table:style-name="Tabela4.A1" office:value-type="string">
            <text:p text:style-name="P11">Entrega do 2º. Relatório Técnico (3º bim.)</text:p>
          </table:table-cell>
          <table:table-cell table:style-name="Tabela4.B1" office:value-type="string">
            <text:p text:style-name="P5"><text:span text:style-name="T3">18/09/2015</text:span></text:p>
          </table:table-cell>
        </table:table-row>
        <table:table-row table:style-name="Tabela4.1">
          <table:table-cell table:style-name="Tabela4.A1" office:value-type="string">
            <text:p text:style-name="P11">Entrega da Monografia </text:p>
          </table:table-cell>
          <table:table-cell table:style-name="Tabela4.B1" office:value-type="string">
            <text:p text:style-name="P5"><text:span text:style-name="T3">13/11/2015</text:span></text:p>
          </table:table-cell>
        </table:table-row>
        <table:table-row table:style-name="Tabela4.1">
          <table:table-cell table:style-name="Tabela4.A1" office:value-type="string">
            <text:p text:style-name="P11">Apresentação do TCC (defesa pública)</text:p>
          </table:table-cell>
          <table:table-cell table:style-name="Tabela4.B1" office:value-type="string">
            <text:p text:style-name="P5"><text:span text:style-name="T3">23/11/2015 a 04/12/2015</text:span></text:p>
          </table:table-cell>
        </table:table-row>
        <table:table-row table:style-name="Tabela4.1">
          <table:table-cell table:style-name="Tabela4.A1" office:value-type="string">
            <text:p text:style-name="P11">Entrega da Versão Definitiva Corrigida</text:p>
          </table:table-cell>
          <table:table-cell table:style-name="Tabela4.B1" office:value-type="string">
            <text:p text:style-name="P5"><text:span text:style-name="T3">11/12/2015</text:span></text:p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8">Maringá, 02/04/2015</text:span></text:p>
      <text:p text:style-name="P1"/>
      <text:p text:style-name="P1"/>
      <text:p text:style-name="P1">Assinatura do aluno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22:23:00.744069174</meta:creation-date>
    <dc:date>2015-04-01T22:32:12.068363807</dc:date>
    <meta:editing-duration>P0D</meta:editing-duration>
    <meta:editing-cycles>1</meta:editing-cycles>
    <meta:document-statistic meta:table-count="2" meta:image-count="0" meta:object-count="0" meta:page-count="1" meta:paragraph-count="32" meta:word-count="130" meta:character-count="981" meta:non-whitespace-character-count="876"/>
    <meta:generator>LibreOffice/4.2.7.2$Linux_X86_64 LibreOffice_project/420m0$Build-2</meta:generator>
  </office:meta>
</office:document-meta>
</file>